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hJax AMS" svg:font-family="'MathJax AMS'"/>
    <style:font-face style:name="MathJax Caligraphic" svg:font-family="'MathJax Caligraphic'"/>
    <style:font-face style:name="MathJax Main" svg:font-family="'MathJax Main'"/>
    <style:font-face style:name="MathJax Math" svg:font-family="'MathJax Math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IXGeneral" svg:font-family="STIXGeneral, 'Arial Unicode MS', serif"/>
  </office:font-face-decls>
  <office:automatic-styles>
    <style:style style:name="P1" style:family="paragraph" style:parent-style-name="Heading_20_1">
      <style:text-properties officeooo:paragraph-rsid="0000c625"/>
    </style:style>
    <style:style style:name="P2" style:family="paragraph" style:parent-style-name="Heading_20_2">
      <style:text-properties officeooo:paragraph-rsid="0000c625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paragraph-rsid="0000c625" style:font-size-asian="11pt" style:font-size-complex="11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>
      <style:text-properties fo:font-size="11pt" style:font-size-asian="11pt" style:font-size-complex="11pt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font-size="11pt" style:font-size-asian="11pt" style:font-size-complex="11pt"/>
    </style:style>
    <style:style style:name="P13" style:family="paragraph" style:parent-style-name="Text_20_body" style:list-style-name="L4">
      <style:text-properties fo:font-size="11pt" style:font-size-asian="11pt" style:font-size-complex="11pt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fo:font-size="11pt" officeooo:paragraph-rsid="0000c625" style:font-size-asian="11pt" style:font-size-complex="11pt"/>
    </style:style>
    <style:style style:name="P15" style:family="paragraph" style:parent-style-name="Text_20_body" style:list-style-name="L4">
      <style:text-properties fo:font-size="11pt" officeooo:paragraph-rsid="0000c625" style:font-size-asian="11pt" style:font-size-complex="11pt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fo:font-size="11pt" style:font-size-asian="11pt" style:font-size-complex="11pt"/>
    </style:style>
    <style:style style:name="P17" style:family="paragraph" style:parent-style-name="Text_20_body" style:list-style-name="L5">
      <style:text-properties fo:font-size="11pt" style:font-size-asian="11pt" style:font-size-complex="11pt"/>
    </style:style>
    <style:style style:name="P18" style:family="paragraph" style:parent-style-name="Text_20_body" style:list-style-name="L6">
      <style:paragraph-properties fo:margin-top="0cm" fo:margin-bottom="0cm" style:contextual-spacing="false"/>
      <style:text-properties fo:font-size="11pt" style:font-size-asian="11pt" style:font-size-complex="11pt"/>
    </style:style>
    <style:style style:name="P19" style:family="paragraph" style:parent-style-name="Text_20_body" style:list-style-name="L6">
      <style:text-properties fo:font-size="11pt" style:font-size-asian="11pt" style:font-size-complex="11pt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fo:font-size="11pt" style:font-size-asian="11pt" style:font-size-complex="11pt"/>
    </style:style>
    <style:style style:name="P21" style:family="paragraph" style:parent-style-name="Text_20_body" style:list-style-name="L7">
      <style:text-properties fo:font-size="11pt" style:font-size-asian="11pt" style:font-size-complex="11pt"/>
    </style:style>
    <style:style style:name="P22" style:family="paragraph" style:parent-style-name="Text_20_body" style:list-style-name="L8">
      <style:paragraph-properties fo:margin-top="0cm" fo:margin-bottom="0cm" style:contextual-spacing="false"/>
      <style:text-properties fo:font-size="11pt" officeooo:paragraph-rsid="0000c625" style:font-size-asian="11pt" style:font-size-complex="11pt"/>
    </style:style>
    <style:style style:name="P23" style:family="paragraph" style:parent-style-name="Text_20_body" style:list-style-name="L8">
      <style:text-properties fo:font-size="11pt" officeooo:paragraph-rsid="0000c625" style:font-size-asian="11pt" style:font-size-complex="11pt"/>
    </style:style>
    <style:style style:name="P24" style:family="paragraph" style:parent-style-name="Text_20_body" style:list-style-name="L9">
      <style:paragraph-properties fo:margin-top="0cm" fo:margin-bottom="0cm" style:contextual-spacing="false"/>
      <style:text-properties fo:font-size="11pt" officeooo:paragraph-rsid="0000c625" style:font-size-asian="11pt" style:font-size-complex="11pt"/>
    </style:style>
    <style:style style:name="P25" style:family="paragraph" style:parent-style-name="Text_20_body" style:list-style-name="L9">
      <style:text-properties fo:font-size="11pt" officeooo:paragraph-rsid="0000c625" style:font-size-asian="11pt" style:font-size-complex="11pt"/>
    </style:style>
    <style:style style:name="P26" style:family="paragraph" style:parent-style-name="Text_20_body" style:list-style-name="L10">
      <style:paragraph-properties fo:margin-top="0cm" fo:margin-bottom="0cm" style:contextual-spacing="false"/>
      <style:text-properties fo:font-size="11pt" officeooo:paragraph-rsid="0000c625" style:font-size-asian="11pt" style:font-size-complex="11pt"/>
    </style:style>
    <style:style style:name="P27" style:family="paragraph" style:parent-style-name="Text_20_body" style:list-style-name="L10">
      <style:text-properties fo:font-size="11pt" officeooo:paragraph-rsid="0000c625" style:font-size-asian="11pt" style:font-size-complex="11pt"/>
    </style:style>
    <style:style style:name="P28" style:family="paragraph" style:parent-style-name="Text_20_body">
      <style:text-properties fo:font-size="11pt" officeooo:paragraph-rsid="0000c625" style:font-size-asian="11pt" style:font-size-complex="11pt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th" fo:font-style="italic" officeooo:rsid="0000c625"/>
    </style:style>
    <style:style style:name="T3" style:family="text">
      <style:text-properties style:font-name="MathJax Main"/>
    </style:style>
    <style:style style:name="T4" style:family="text">
      <style:text-properties style:font-name="MathJax Main" officeooo:rsid="0000c625"/>
    </style:style>
    <style:style style:name="T5" style:family="text">
      <style:text-properties style:font-name="MathJax Main" fo:font-style="italic" officeooo:rsid="0000c625"/>
    </style:style>
    <style:style style:name="T6" style:family="text">
      <style:text-properties fo:font-variant="normal" fo:text-transform="none" style:font-name="STIXGeneral" fo:font-style="normal" fo:font-weight="normal"/>
    </style:style>
    <style:style style:name="T7" style:family="text">
      <style:text-properties style:font-name="MathJax Caligraphic"/>
    </style:style>
    <style:style style:name="T8" style:family="text">
      <style:text-properties style:font-name="MathJax AMS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relation-donnee-par-son-graphe"/><text:a xlink:type="simple" xlink:href="file:///E:/data/txt/output/BTS-SIO2-U21-11_Theorie_des_ensembles_exercices.html#relation-donnee-par-son-graphe" text:style-name="Internet_20_link" text:visited-style-name="Visited_20_Internet_20_Link"><text:span text:style-name="T11">2.</text:span></text:a><text:span text:style-name="T11"> Relation donnée par son graphe</text:span></text:h>
      <text:p text:style-name="P11">Dans cet exercice, on définit une relation <text:bookmark text:name="MathJax-Element-28-Frame"/><text:bookmark text:name="MathJax-Span-193"/><text:bookmark text:name="MathJax-Span-194"/><text:bookmark text:name="MathJax-Span-195"/><text:bookmark text:name="MathJax-Span-196"/><text:bookmark text:name="MathJax-Span-197"/><text:span text:style-name="T7">R</text:span> sur un ensemble <text:bookmark text:name="MathJax-Element-29-Frame"/><text:bookmark text:name="MathJax-Span-198"/><text:bookmark text:name="MathJax-Span-199"/><text:bookmark text:name="MathJax-Span-200"/><text:span text:style-name="T1">E</text:span>.</text:p>
      <text:p text:style-name="P11">On note <text:bookmark text:name="MathJax-Element-30-Frame"/><text:bookmark text:name="MathJax-Span-201"/><text:bookmark text:name="MathJax-Span-202"/><text:bookmark text:name="MathJax-Span-203"/><text:span text:style-name="T1">E</text:span><text:bookmark text:name="MathJax-Span-204"/><text:span text:style-name="T3">=</text:span><text:bookmark text:name="MathJax-Span-205"/><text:bookmark text:name="MathJax-Span-206"/><text:span text:style-name="T3">{</text:span><text:bookmark text:name="MathJax-Span-207"/><text:span text:style-name="T3">1</text:span><text:bookmark text:name="MathJax-Span-208"/><text:span text:style-name="T3">,</text:span><text:bookmark text:name="MathJax-Span-209"/><text:span text:style-name="T3">2</text:span><text:bookmark text:name="MathJax-Span-210"/><text:span text:style-name="T3">,</text:span><text:bookmark text:name="MathJax-Span-211"/><text:span text:style-name="T3">3</text:span><text:bookmark text:name="MathJax-Span-212"/><text:span text:style-name="T3">,</text:span><text:bookmark text:name="MathJax-Span-213"/><text:span text:style-name="T3">4</text:span><text:bookmark text:name="MathJax-Span-214"/><text:span text:style-name="T3">}</text:span> et <text:bookmark text:name="MathJax-Element-31-Frame"/><text:bookmark text:name="MathJax-Span-215"/><text:bookmark text:name="MathJax-Span-216"/><text:bookmark text:name="MathJax-Span-217"/><text:span text:style-name="T3">Γ</text:span><text:bookmark text:name="MathJax-Span-218"/><text:span text:style-name="T3">=</text:span><text:bookmark text:name="MathJax-Span-219"/><text:bookmark text:name="MathJax-Span-220"/><text:span text:style-name="T3">{</text:span><text:bookmark text:name="MathJax-Span-221"/><text:span text:style-name="T3">(</text:span><text:bookmark text:name="MathJax-Span-222"/><text:span text:style-name="T3">1</text:span><text:bookmark text:name="MathJax-Span-223"/><text:span text:style-name="T3">;</text:span><text:bookmark text:name="MathJax-Span-224"/><text:span text:style-name="T3">1</text:span><text:bookmark text:name="MathJax-Span-225"/><text:span text:style-name="T3">)</text:span><text:bookmark text:name="MathJax-Span-226"/><text:span text:style-name="T3">;</text:span><text:bookmark text:name="MathJax-Span-227"/><text:span text:style-name="T3">(</text:span><text:bookmark text:name="MathJax-Span-228"/><text:span text:style-name="T3">1</text:span><text:bookmark text:name="MathJax-Span-229"/><text:span text:style-name="T3">;</text:span><text:bookmark text:name="MathJax-Span-230"/><text:span text:style-name="T3">2</text:span><text:bookmark text:name="MathJax-Span-231"/><text:span text:style-name="T3">)</text:span><text:bookmark text:name="MathJax-Span-232"/><text:span text:style-name="T3">;</text:span><text:bookmark text:name="MathJax-Span-233"/><text:span text:style-name="T3">(</text:span><text:bookmark text:name="MathJax-Span-234"/><text:span text:style-name="T3">2</text:span><text:bookmark text:name="MathJax-Span-235"/><text:span text:style-name="T3">;</text:span><text:bookmark text:name="MathJax-Span-236"/><text:span text:style-name="T3">1</text:span><text:bookmark text:name="MathJax-Span-237"/><text:span text:style-name="T3">)</text:span><text:bookmark text:name="MathJax-Span-238"/><text:span text:style-name="T3">;</text:span><text:bookmark text:name="MathJax-Span-239"/><text:span text:style-name="T3">(</text:span><text:bookmark text:name="MathJax-Span-240"/><text:span text:style-name="T3">2</text:span><text:bookmark text:name="MathJax-Span-241"/><text:span text:style-name="T3">;</text:span><text:bookmark text:name="MathJax-Span-242"/><text:span text:style-name="T3">2</text:span><text:bookmark text:name="MathJax-Span-243"/><text:span text:style-name="T3">)</text:span><text:bookmark text:name="MathJax-Span-244"/><text:span text:style-name="T3">;</text:span><text:bookmark text:name="MathJax-Span-245"/><text:span text:style-name="T3">(</text:span><text:bookmark text:name="MathJax-Span-246"/><text:span text:style-name="T3">3</text:span><text:bookmark text:name="MathJax-Span-247"/><text:span text:style-name="T3">;</text:span><text:bookmark text:name="MathJax-Span-248"/><text:span text:style-name="T3">3</text:span><text:bookmark text:name="MathJax-Span-249"/><text:span text:style-name="T3">)</text:span><text:bookmark text:name="MathJax-Span-250"/><text:span text:style-name="T3">;</text:span><text:bookmark text:name="MathJax-Span-251"/><text:span text:style-name="T3">(</text:span><text:bookmark text:name="MathJax-Span-252"/><text:span text:style-name="T3">3</text:span><text:bookmark text:name="MathJax-Span-253"/><text:span text:style-name="T3">;</text:span><text:bookmark text:name="MathJax-Span-254"/><text:span text:style-name="T3">4</text:span><text:bookmark text:name="MathJax-Span-255"/><text:span text:style-name="T3">)</text:span><text:bookmark text:name="MathJax-Span-256"/><text:span text:style-name="T3">;</text:span><text:bookmark text:name="MathJax-Span-257"/><text:span text:style-name="T3">(</text:span><text:bookmark text:name="MathJax-Span-258"/><text:span text:style-name="T3">4</text:span><text:bookmark text:name="MathJax-Span-259"/><text:span text:style-name="T3">;</text:span><text:bookmark text:name="MathJax-Span-260"/><text:span text:style-name="T3">3</text:span><text:bookmark text:name="MathJax-Span-261"/><text:span text:style-name="T3">)</text:span><text:bookmark text:name="MathJax-Span-262"/><text:span text:style-name="T3">;</text:span><text:bookmark text:name="MathJax-Span-263"/><text:span text:style-name="T3">(</text:span><text:bookmark text:name="MathJax-Span-264"/><text:span text:style-name="T3">4</text:span><text:bookmark text:name="MathJax-Span-265"/><text:span text:style-name="T3">;</text:span><text:bookmark text:name="MathJax-Span-266"/><text:span text:style-name="T3">4</text:span><text:bookmark text:name="MathJax-Span-267"/><text:span text:style-name="T3">)</text:span><text:bookmark text:name="MathJax-Span-268"/><text:span text:style-name="T3">}</text:span>.</text:p>
      <text:list xml:id="list1144172343" text:style-name="L4">
        <text:list-item>
          <text:p text:style-name="P12">Représenter la relation avec :</text:p>
          <text:list>
            <text:list-item>
              <text:p text:style-name="P12">son diagramme sagittal, </text:p>
            </text:list-item>
            <text:list-item>
              <text:p text:style-name="P12">sa matrice, </text:p>
            </text:list-item>
            <text:list-item>
              <text:p text:style-name="P12">son tableau. </text:p>
            </text:list-item>
          </text:list>
        </text:list-item>
        <text:list-item>
          <text:p text:style-name="P12"><text:bookmark text:name="MathJax-Element-32-Frame"/><text:bookmark text:name="MathJax-Span-269"/><text:bookmark text:name="MathJax-Span-270"/><text:bookmark text:name="MathJax-Span-271"/><text:bookmark text:name="MathJax-Span-272"/><text:bookmark text:name="MathJax-Span-273"/><text:span text:style-name="T7">R</text:span> est-elle une relation d’équivalence ? d’ordre ? </text:p>
        </text:list-item>
        <text:list-item>
          <text:p text:style-name="P12">Si c’est une relation d’ordre, est-ce un ordre total ? partiel ? </text:p>
        </text:list-item>
        <text:list-item>
          <text:p text:style-name="P13">Peut-on ajouter une flèche pour rendre la relation non transitive ? </text:p>
        </text:list-item>
      </text:list>
      <text:h text:style-name="Heading_20_1" text:outline-level="1"><text:bookmark text:name="autres-relations"/><text:a xlink:type="simple" xlink:href="file:///E:/data/txt/output/BTS-SIO2-U21-11_Theorie_des_ensembles_exercices.html#autres-relations" text:style-name="Internet_20_link" text:visited-style-name="Visited_20_Internet_20_Link"><text:span text:style-name="T11">3.</text:span></text:a><text:span text:style-name="T11"> Autres relations</text:span></text:h>
      <text:p text:style-name="P11">Pour chaque relation <text:bookmark text:name="MathJax-Element-33-Frame"/><text:bookmark text:name="MathJax-Span-274"/><text:bookmark text:name="MathJax-Span-275"/><text:bookmark text:name="MathJax-Span-276"/><text:bookmark text:name="MathJax-Span-277"/><text:bookmark text:name="MathJax-Span-278"/><text:span text:style-name="T7">R</text:span> :</text:p>
      <text:list xml:id="list1419184412" text:style-name="L5">
        <text:list-item>
          <text:p text:style-name="P16"><text:bookmark text:name="MathJax-Element-34-Frame"/><text:bookmark text:name="MathJax-Span-279"/><text:bookmark text:name="MathJax-Span-280"/><text:bookmark text:name="MathJax-Span-281"/><text:bookmark text:name="MathJax-Span-282"/><text:bookmark text:name="MathJax-Span-283"/><text:span text:style-name="T7">R</text:span> est-elle une relation d’équivalence ? d’ordre ? </text:p>
        </text:list-item>
        <text:list-item>
          <text:p text:style-name="P17">Si c’est une relation d’ordre, est-ce un ordre total ? partiel ? </text:p>
        </text:list-item>
      </text:list>
      <text:h text:style-name="Heading_20_2" text:outline-level="2"><text:bookmark text:name="sans-couples"/><text:a xlink:type="simple" xlink:href="file:///E:/data/txt/output/BTS-SIO2-U21-11_Theorie_des_ensembles_exercices.html#sans-couples" text:style-name="Internet_20_link" text:visited-style-name="Visited_20_Internet_20_Link"><text:span text:style-name="T11">3.1.</text:span></text:a><text:span text:style-name="T11"> Sans couples</text:span></text:h>
      <text:list xml:id="list4255577647" text:style-name="L6">
        <text:list-item>
          <text:p text:style-name="P18"><text:bookmark text:name="MathJax-Element-35-Frame"/><text:bookmark text:name="MathJax-Span-284"/><text:bookmark text:name="MathJax-Span-285"/><text:bookmark text:name="MathJax-Span-286"/><text:span text:style-name="T1">E</text:span><text:bookmark text:name="MathJax-Span-287"/><text:span text:style-name="T3">=</text:span><text:bookmark text:name="MathJax-Span-288"/><text:bookmark text:name="MathJax-Span-289"/><text:bookmark text:name="MathJax-Span-290"/><text:span text:style-name="T8">Z</text:span> Soit <text:bookmark text:name="MathJax-Element-36-Frame"/><text:bookmark text:name="MathJax-Span-291"/><text:bookmark text:name="MathJax-Span-292"/><text:bookmark text:name="MathJax-Span-293"/><text:span text:style-name="T1">n</text:span> un entier naturel non nul. <text:bookmark text:name="MathJax-Element-37-Frame"/><text:bookmark text:name="MathJax-Span-294"/><text:bookmark text:name="MathJax-Span-295"/><text:bookmark text:name="MathJax-Span-296"/><text:span text:style-name="T1">a</text:span><text:bookmark text:name="MathJax-Span-297"/><text:bookmark text:name="MathJax-Span-298"/><text:bookmark text:name="MathJax-Span-299"/><text:span text:style-name="T7">R</text:span><text:bookmark text:name="MathJax-Span-300"/><text:span text:style-name="T1">b</text:span><text:bookmark text:name="MathJax-Span-301"/>⇔<text:bookmark text:name="MathJax-Span-302"/><text:span text:style-name="T1">a</text:span><text:bookmark text:name="MathJax-Span-303"/>≡<text:bookmark text:name="MathJax-Span-304"/><text:span text:style-name="T1">b</text:span><text:bookmark text:name="MathJax-Span-305"/><text:bookmark text:name="MathJax-Span-306"/><text:span text:style-name="T3">[</text:span><text:bookmark text:name="MathJax-Span-307"/><text:span text:style-name="T1">n</text:span><text:bookmark text:name="MathJax-Span-308"/><text:span text:style-name="T3">]</text:span> </text:p>
        </text:list-item>
        <text:list-item>
          <text:p text:style-name="P18"><text:bookmark text:name="MathJax-Element-38-Frame"/><text:bookmark text:name="MathJax-Span-309"/><text:bookmark text:name="MathJax-Span-310"/><text:bookmark text:name="MathJax-Span-311"/><text:span text:style-name="T1">E</text:span><text:bookmark text:name="MathJax-Span-312"/><text:span text:style-name="T3">=</text:span><text:bookmark text:name="MathJax-Span-313"/><text:bookmark text:name="MathJax-Span-314"/><text:bookmark text:name="MathJax-Span-315"/><text:bookmark text:name="MathJax-Span-316"/><text:span text:style-name="T8">N</text:span><text:bookmark text:name="MathJax-Span-317"/>∗ <text:bookmark text:name="MathJax-Element-39-Frame"/><text:bookmark text:name="MathJax-Span-318"/><text:bookmark text:name="MathJax-Span-319"/><text:bookmark text:name="MathJax-Span-320"/><text:span text:style-name="T1">m</text:span><text:bookmark text:name="MathJax-Span-321"/><text:bookmark text:name="MathJax-Span-322"/><text:bookmark text:name="MathJax-Span-323"/><text:span text:style-name="T7">R</text:span><text:bookmark text:name="MathJax-Span-324"/><text:span text:style-name="T1">n</text:span><text:bookmark text:name="MathJax-Span-325"/>⇔<text:bookmark text:name="MathJax-Span-326"/><text:span text:style-name="T1">n</text:span><text:bookmark text:name="MathJax-Span-327"/> <text:bookmark text:name="MathJax-Span-328"/><text:span text:style-name="T3">est un multiple de</text:span><text:bookmark text:name="MathJax-Span-329"/> <text:bookmark text:name="MathJax-Span-330"/><text:span text:style-name="T1">m</text:span><text:line-break/>Bonus : l’ensemble <text:bookmark text:name="MathJax-Element-40-Frame"/><text:bookmark text:name="MathJax-Span-331"/><text:bookmark text:name="MathJax-Span-332"/><text:bookmark text:name="MathJax-Span-333"/><text:bookmark text:name="MathJax-Span-334"/><text:span text:style-name="T3">{</text:span><text:bookmark text:name="MathJax-Span-335"/><text:span text:style-name="T3">4</text:span><text:bookmark text:name="MathJax-Span-336"/><text:span text:style-name="T3">,</text:span><text:bookmark text:name="MathJax-Span-337"/><text:span text:style-name="T3">5</text:span><text:bookmark text:name="MathJax-Span-338"/><text:span text:style-name="T3">,</text:span><text:bookmark text:name="MathJax-Span-339"/><text:span text:style-name="T3">6</text:span><text:bookmark text:name="MathJax-Span-340"/><text:span text:style-name="T3">,</text:span><text:bookmark text:name="MathJax-Span-341"/><text:span text:style-name="T3">7</text:span><text:bookmark text:name="MathJax-Span-342"/><text:span text:style-name="T3">,</text:span><text:bookmark text:name="MathJax-Span-343"/><text:span text:style-name="T3">8</text:span><text:bookmark text:name="MathJax-Span-344"/><text:span text:style-name="T3">,</text:span><text:bookmark text:name="MathJax-Span-345"/><text:span text:style-name="T3">9</text:span><text:bookmark text:name="MathJax-Span-346"/><text:span text:style-name="T3">,</text:span><text:bookmark text:name="MathJax-Span-347"/><text:span text:style-name="T3">10</text:span><text:bookmark text:name="MathJax-Span-348"/><text:span text:style-name="T3">}</text:span> possède-t-il un plus petit élément au sens de <text:bookmark text:name="MathJax-Element-41-Frame"/><text:bookmark text:name="MathJax-Span-349"/><text:bookmark text:name="MathJax-Span-350"/><text:bookmark text:name="MathJax-Span-351"/><text:bookmark text:name="MathJax-Span-352"/><text:bookmark text:name="MathJax-Span-353"/><text:span text:style-name="T7">R</text:span> ? </text:p>
        </text:list-item>
        <text:list-item>
          <text:p text:style-name="P18"><text:bookmark text:name="MathJax-Element-42-Frame"/><text:bookmark text:name="MathJax-Span-354"/><text:bookmark text:name="MathJax-Span-355"/><text:bookmark text:name="MathJax-Span-356"/><text:span text:style-name="T1">E</text:span><text:bookmark text:name="MathJax-Span-357"/><text:span text:style-name="T3">=</text:span><text:bookmark text:name="MathJax-Span-358"/><text:bookmark text:name="MathJax-Span-359"/><text:bookmark text:name="MathJax-Span-360"/><text:span text:style-name="T8">R</text:span> <text:bookmark text:name="MathJax-Element-43-Frame"/><text:bookmark text:name="MathJax-Span-361"/><text:bookmark text:name="MathJax-Span-362"/><text:bookmark text:name="MathJax-Span-363"/><text:span text:style-name="T1">x</text:span><text:bookmark text:name="MathJax-Span-364"/><text:bookmark text:name="MathJax-Span-365"/><text:bookmark text:name="MathJax-Span-366"/><text:span text:style-name="T7">R</text:span><text:bookmark text:name="MathJax-Span-367"/><text:span text:style-name="T1">y</text:span><text:bookmark text:name="MathJax-Span-368"/>⇔<text:bookmark text:name="MathJax-Span-369"/><text:bookmark text:name="MathJax-Span-370"/><text:span text:style-name="T1">x</text:span><text:bookmark text:name="MathJax-Span-371"/><text:span text:style-name="T3">2</text:span><text:bookmark text:name="MathJax-Span-372"/>−<text:bookmark text:name="MathJax-Span-373"/><text:bookmark text:name="MathJax-Span-374"/><text:span text:style-name="T1">y</text:span><text:bookmark text:name="MathJax-Span-375"/><text:span text:style-name="T3">2</text:span><text:bookmark text:name="MathJax-Span-376"/><text:span text:style-name="T3">=</text:span><text:bookmark text:name="MathJax-Span-377"/><text:span text:style-name="T1">x</text:span><text:bookmark text:name="MathJax-Span-378"/>−<text:bookmark text:name="MathJax-Span-379"/><text:span text:style-name="T1">y</text:span> </text:p>
        </text:list-item>
        <text:list-item>
          <text:p text:style-name="P19">Soit <text:bookmark text:name="MathJax-Element-44-Frame"/><text:bookmark text:name="MathJax-Span-380"/><text:bookmark text:name="MathJax-Span-381"/><text:bookmark text:name="MathJax-Span-382"/><text:span text:style-name="T1">F</text:span> un ensemble. On se fixe un ensemble <text:bookmark text:name="MathJax-Element-45-Frame"/><text:bookmark text:name="MathJax-Span-383"/><text:bookmark text:name="MathJax-Span-384"/><text:bookmark text:name="MathJax-Span-385"/><text:span text:style-name="T1">A</text:span> dans <text:bookmark text:name="MathJax-Element-46-Frame"/><text:bookmark text:name="MathJax-Span-386"/><text:bookmark text:name="MathJax-Span-387"/><text:bookmark text:name="MathJax-Span-388"/><text:span text:style-name="T1">F</text:span>. <text:bookmark text:name="MathJax-Element-47-Frame"/><text:bookmark text:name="MathJax-Span-389"/><text:bookmark text:name="MathJax-Span-390"/><text:bookmark text:name="MathJax-Span-391"/><text:span text:style-name="T1">E</text:span><text:bookmark text:name="MathJax-Span-392"/><text:span text:style-name="T3">=</text:span><text:bookmark text:name="MathJax-Span-393"/><text:bookmark text:name="MathJax-Span-394"/><text:bookmark text:name="MathJax-Span-395"/><text:span text:style-name="T7">P</text:span><text:bookmark text:name="MathJax-Span-396"/><text:bookmark text:name="MathJax-Span-397"/><text:span text:style-name="T3">(</text:span><text:bookmark text:name="MathJax-Span-398"/><text:span text:style-name="T1">F</text:span><text:bookmark text:name="MathJax-Span-399"/><text:span text:style-name="T3">)</text:span> c’est-à-dire les sous-ensembles de <text:bookmark text:name="MathJax-Element-48-Frame"/><text:bookmark text:name="MathJax-Span-400"/><text:bookmark text:name="MathJax-Span-401"/><text:bookmark text:name="MathJax-Span-402"/><text:span text:style-name="T1">F</text:span>. <text:bookmark text:name="MathJax-Element-49-Frame"/><text:bookmark text:name="MathJax-Span-403"/><text:bookmark text:name="MathJax-Span-404"/><text:bookmark text:name="MathJax-Span-405"/><text:span text:style-name="T1">X</text:span><text:bookmark text:name="MathJax-Span-406"/><text:bookmark text:name="MathJax-Span-407"/><text:bookmark text:name="MathJax-Span-408"/><text:span text:style-name="T7">R</text:span><text:bookmark text:name="MathJax-Span-409"/><text:span text:style-name="T1">Y</text:span><text:bookmark text:name="MathJax-Span-410"/>⇔<text:bookmark text:name="MathJax-Span-411"/><text:span text:style-name="T1">A</text:span><text:bookmark text:name="MathJax-Span-412"/>∩<text:bookmark text:name="MathJax-Span-413"/><text:span text:style-name="T1">X</text:span><text:bookmark text:name="MathJax-Span-414"/><text:span text:style-name="T3">=</text:span><text:bookmark text:name="MathJax-Span-415"/><text:span text:style-name="T1">A</text:span><text:bookmark text:name="MathJax-Span-416"/>∩<text:bookmark text:name="MathJax-Span-417"/><text:span text:style-name="T1">Y</text:span><text:line-break/>Pour y voir clair, on peut prendre un exemple comme :<text:line-break/><text:bookmark text:name="MathJax-Element-50-Frame"/><text:bookmark text:name="MathJax-Span-418"/><text:bookmark text:name="MathJax-Span-419"/><text:bookmark text:name="MathJax-Span-420"/><text:span text:style-name="T1">F</text:span><text:bookmark text:name="MathJax-Span-421"/><text:span text:style-name="T3">=</text:span><text:bookmark text:name="MathJax-Span-422"/><text:bookmark text:name="MathJax-Span-423"/><text:span text:style-name="T3">{</text:span><text:bookmark text:name="MathJax-Span-424"/><text:span text:style-name="T3">1</text:span><text:bookmark text:name="MathJax-Span-425"/><text:span text:style-name="T3">,</text:span><text:bookmark text:name="MathJax-Span-426"/><text:span text:style-name="T3">2</text:span><text:bookmark text:name="MathJax-Span-427"/><text:span text:style-name="T3">,</text:span><text:bookmark text:name="MathJax-Span-428"/><text:span text:style-name="T3">3</text:span><text:bookmark text:name="MathJax-Span-429"/><text:span text:style-name="T3">,</text:span><text:bookmark text:name="MathJax-Span-430"/><text:span text:style-name="T3">4</text:span><text:bookmark text:name="MathJax-Span-431"/><text:span text:style-name="T3">}</text:span> et <text:bookmark text:name="MathJax-Element-51-Frame"/><text:bookmark text:name="MathJax-Span-432"/><text:bookmark text:name="MathJax-Span-433"/><text:bookmark text:name="MathJax-Span-434"/><text:span text:style-name="T1">A</text:span><text:bookmark text:name="MathJax-Span-435"/><text:span text:style-name="T3">=</text:span><text:bookmark text:name="MathJax-Span-436"/><text:bookmark text:name="MathJax-Span-437"/><text:span text:style-name="T3">{</text:span><text:bookmark text:name="MathJax-Span-438"/><text:span text:style-name="T3">1</text:span><text:bookmark text:name="MathJax-Span-439"/><text:span text:style-name="T3">,</text:span><text:bookmark text:name="MathJax-Span-440"/><text:span text:style-name="T3">2</text:span><text:bookmark text:name="MathJax-Span-441"/><text:span text:style-name="T3">}</text:span>. </text:p>
        </text:list-item>
      </text:list>
      <text:h text:style-name="Heading_20_2" text:outline-level="2"><text:bookmark text:name="les-elements-sont-des-couples"/><text:a xlink:type="simple" xlink:href="file:///E:/data/txt/output/BTS-SIO2-U21-11_Theorie_des_ensembles_exercices.html#les-elements-sont-des-couples" text:style-name="Internet_20_link" text:visited-style-name="Visited_20_Internet_20_Link"><text:span text:style-name="T11">3.2.</text:span></text:a><text:span text:style-name="T11"> Les éléments sont des couples</text:span></text:h>
      <text:list xml:id="list1227090460" text:style-name="L7">
        <text:list-item>
          <text:p text:style-name="P20"><text:bookmark text:name="MathJax-Element-52-Frame"/><text:bookmark text:name="MathJax-Span-442"/><text:bookmark text:name="MathJax-Span-443"/><text:bookmark text:name="MathJax-Span-444"/><text:span text:style-name="T1">E</text:span><text:bookmark text:name="MathJax-Span-445"/><text:span text:style-name="T3">=</text:span><text:bookmark text:name="MathJax-Span-446"/><text:bookmark text:name="MathJax-Span-447"/><text:bookmark text:name="MathJax-Span-448"/><text:bookmark text:name="MathJax-Span-449"/><text:span text:style-name="T8">R</text:span><text:span text:style-name="T4">²</text:span> <text:bookmark text:name="MathJax-Element-53-Frame"/><text:bookmark text:name="MathJax-Span-451"/><text:bookmark text:name="MathJax-Span-452"/><text:bookmark text:name="MathJax-Span-453"/><text:span text:style-name="T3">(</text:span><text:bookmark text:name="MathJax-Span-454"/><text:span text:style-name="T1">a</text:span><text:bookmark text:name="MathJax-Span-455"/><text:span text:style-name="T3">,</text:span><text:bookmark text:name="MathJax-Span-456"/><text:span text:style-name="T1">b</text:span><text:bookmark text:name="MathJax-Span-457"/><text:span text:style-name="T3">)</text:span><text:bookmark text:name="MathJax-Span-458"/><text:bookmark text:name="MathJax-Span-459"/><text:bookmark text:name="MathJax-Span-460"/><text:span text:style-name="T7">R</text:span><text:bookmark text:name="MathJax-Span-461"/><text:span text:style-name="T3">(</text:span><text:bookmark text:name="MathJax-Span-462"/><text:span text:style-name="T1">c</text:span><text:bookmark text:name="MathJax-Span-463"/><text:span text:style-name="T3">,</text:span><text:bookmark text:name="MathJax-Span-464"/><text:span text:style-name="T1">d</text:span><text:bookmark text:name="MathJax-Span-465"/><text:span text:style-name="T3">)</text:span><text:bookmark text:name="MathJax-Span-466"/>⇔<text:bookmark text:name="MathJax-Span-467"/><text:bookmark text:name="MathJax-Span-468"/><text:span text:style-name="T1">a</text:span><text:bookmark text:name="MathJax-Span-470"/><text:span text:style-name="T2">²</text:span><text:span text:style-name="T3">+</text:span><text:bookmark text:name="MathJax-Span-471"/><text:bookmark text:name="MathJax-Span-472"/><text:span text:style-name="T1">b</text:span><text:bookmark text:name="MathJax-Span-474"/><text:span text:style-name="T2">²</text:span><text:span text:style-name="T3">=</text:span><text:bookmark text:name="MathJax-Span-475"/><text:bookmark text:name="MathJax-Span-476"/><text:span text:style-name="T1">c</text:span><text:bookmark text:name="MathJax-Span-478"/><text:span text:style-name="T2">²</text:span><text:span text:style-name="T3">+</text:span><text:bookmark text:name="MathJax-Span-479"/><text:bookmark text:name="MathJax-Span-480"/><text:span text:style-name="T1">d</text:span><text:span text:style-name="T5">²</text:span></text:p>
        </text:list-item>
        <text:list-item>
          <text:p text:style-name="P20"><text:bookmark text:name="MathJax-Element-54-Frame"/><text:bookmark text:name="MathJax-Span-482"/><text:bookmark text:name="MathJax-Span-483"/><text:bookmark text:name="MathJax-Span-484"/><text:span text:style-name="T1">E</text:span><text:bookmark text:name="MathJax-Span-485"/><text:span text:style-name="T3">=</text:span><text:bookmark text:name="MathJax-Span-486"/><text:bookmark text:name="MathJax-Span-487"/><text:bookmark text:name="MathJax-Span-488"/><text:bookmark text:name="MathJax-Span-489"/><text:span text:style-name="T8">R</text:span><text:span text:style-name="T4">²</text:span> <text:bookmark text:name="MathJax-Element-55-Frame"/><text:bookmark text:name="MathJax-Span-491"/><text:bookmark text:name="MathJax-Span-492"/><text:bookmark text:name="MathJax-Span-493"/><text:span text:style-name="T3">(</text:span><text:bookmark text:name="MathJax-Span-494"/><text:span text:style-name="T1">x</text:span><text:bookmark text:name="MathJax-Span-495"/><text:span text:style-name="T3">,</text:span><text:bookmark text:name="MathJax-Span-496"/><text:span text:style-name="T1">y</text:span><text:bookmark text:name="MathJax-Span-497"/><text:span text:style-name="T3">)</text:span><text:bookmark text:name="MathJax-Span-498"/><text:bookmark text:name="MathJax-Span-499"/><text:bookmark text:name="MathJax-Span-500"/><text:span text:style-name="T7">R</text:span><text:bookmark text:name="MathJax-Span-501"/><text:span text:style-name="T3">(</text:span><text:bookmark text:name="MathJax-Span-502"/><text:bookmark text:name="MathJax-Span-503"/><text:span text:style-name="T1">x</text:span><text:bookmark text:name="MathJax-Span-504"/>′<text:bookmark text:name="MathJax-Span-505"/><text:span text:style-name="T3">,</text:span><text:bookmark text:name="MathJax-Span-506"/><text:bookmark text:name="MathJax-Span-507"/><text:span text:style-name="T1">y</text:span><text:bookmark text:name="MathJax-Span-508"/>′<text:bookmark text:name="MathJax-Span-509"/><text:span text:style-name="T3">)</text:span><text:bookmark text:name="MathJax-Span-510"/>⇔<text:bookmark text:name="MathJax-Span-511"/><text:span text:style-name="T1">x</text:span><text:bookmark text:name="MathJax-Span-512"/>≤<text:bookmark text:name="MathJax-Span-513"/><text:bookmark text:name="MathJax-Span-514"/><text:span text:style-name="T1">x</text:span><text:bookmark text:name="MathJax-Span-515"/>′<text:bookmark text:name="MathJax-Span-516"/>∧<text:bookmark text:name="MathJax-Span-517"/><text:span text:style-name="T1">y</text:span><text:bookmark text:name="MathJax-Span-518"/>≤<text:bookmark text:name="MathJax-Span-519"/><text:bookmark text:name="MathJax-Span-520"/><text:span text:style-name="T1">y</text:span><text:bookmark text:name="MathJax-Span-521"/>′ </text:p>
        </text:list-item>
        <text:list-item>
          <text:p text:style-name="P21"><text:bookmark text:name="MathJax-Element-56-Frame"/><text:bookmark text:name="MathJax-Span-522"/><text:bookmark text:name="MathJax-Span-523"/><text:bookmark text:name="MathJax-Span-524"/><text:span text:style-name="T1">E</text:span><text:bookmark text:name="MathJax-Span-525"/><text:span text:style-name="T3">=</text:span><text:bookmark text:name="MathJax-Span-526"/><text:bookmark text:name="MathJax-Span-527"/><text:bookmark text:name="MathJax-Span-528"/><text:bookmark text:name="MathJax-Span-529"/><text:span text:style-name="T8">R</text:span><text:span text:style-name="T4">²</text:span> <text:bookmark text:name="MathJax-Element-57-Frame"/><text:bookmark text:name="MathJax-Span-531"/><text:bookmark text:name="MathJax-Span-532"/><text:bookmark text:name="MathJax-Span-533"/><text:span text:style-name="T3">(</text:span><text:bookmark text:name="MathJax-Span-534"/><text:span text:style-name="T1">x</text:span><text:bookmark text:name="MathJax-Span-535"/><text:span text:style-name="T3">,</text:span><text:bookmark text:name="MathJax-Span-536"/><text:span text:style-name="T1">y</text:span><text:bookmark text:name="MathJax-Span-537"/><text:span text:style-name="T3">)</text:span><text:bookmark text:name="MathJax-Span-538"/><text:bookmark text:name="MathJax-Span-539"/><text:bookmark text:name="MathJax-Span-540"/><text:span text:style-name="T7">R</text:span><text:bookmark text:name="MathJax-Span-541"/><text:span text:style-name="T3">(</text:span><text:bookmark text:name="MathJax-Span-542"/><text:bookmark text:name="MathJax-Span-543"/><text:span text:style-name="T1">x</text:span><text:bookmark text:name="MathJax-Span-544"/>′<text:bookmark text:name="MathJax-Span-545"/><text:span text:style-name="T3">,</text:span><text:bookmark text:name="MathJax-Span-546"/><text:bookmark text:name="MathJax-Span-547"/><text:span text:style-name="T1">y</text:span><text:bookmark text:name="MathJax-Span-548"/>′<text:bookmark text:name="MathJax-Span-549"/><text:span text:style-name="T3">)</text:span><text:bookmark text:name="MathJax-Span-550"/>⇔<text:bookmark text:name="MathJax-Span-551"/><text:span text:style-name="T1">x</text:span><text:bookmark text:name="MathJax-Span-552"/><text:span text:style-name="T3">&lt;</text:span><text:bookmark text:name="MathJax-Span-553"/><text:bookmark text:name="MathJax-Span-554"/><text:span text:style-name="T1">x</text:span><text:bookmark text:name="MathJax-Span-555"/>′<text:bookmark text:name="MathJax-Span-556"/>∨<text:bookmark text:name="MathJax-Span-557"/><text:span text:style-name="T1">y</text:span><text:bookmark text:name="MathJax-Span-558"/>≤<text:bookmark text:name="MathJax-Span-559"/><text:bookmark text:name="MathJax-Span-560"/><text:span text:style-name="T1">y</text:span><text:bookmark text:name="MathJax-Span-561"/>′</text:p>
        </text:list-item>
      </text:list>
      <text:p text:style-name="P3"/>
      <text:h text:style-name="P1" text:outline-level="1"><text:bookmark text:name="relation-donnee-par-son-graphe1"/><text:a xlink:type="simple" xlink:href="file:///E:/data/txt/output/BTS-SIO2-U21-11_Theorie_des_ensembles_exercices.html#relation-donnee-par-son-graphe" text:style-name="Internet_20_link" text:visited-style-name="Visited_20_Internet_20_Link"><text:span text:style-name="T11">2.</text:span></text:a><text:span text:style-name="T11"> Relation donnée par son graphe</text:span></text:h>
      <text:p text:style-name="P28">Dans cet exercice, on définit une relation <text:bookmark text:name="MathJax-Span-1971"/><text:bookmark text:name="MathJax-Span-1961"/><text:bookmark text:name="MathJax-Span-1951"/><text:bookmark text:name="MathJax-Span-1941"/><text:bookmark text:name="MathJax-Span-1931"/><text:bookmark text:name="MathJax-Element-28-Frame1"/><text:span text:style-name="T7">R</text:span> sur un ensemble <text:bookmark text:name="MathJax-Span-2001"/><text:bookmark text:name="MathJax-Span-1991"/><text:bookmark text:name="MathJax-Span-1981"/><text:bookmark text:name="MathJax-Element-29-Frame1"/><text:span text:style-name="T1">E</text:span>.</text:p>
      <text:p text:style-name="P28">On note <text:bookmark text:name="MathJax-Span-2031"/><text:bookmark text:name="MathJax-Span-2021"/><text:bookmark text:name="MathJax-Span-2011"/><text:bookmark text:name="MathJax-Element-30-Frame1"/><text:span text:style-name="T1">E</text:span><text:bookmark text:name="MathJax-Span-2041"/><text:span text:style-name="T3">=</text:span><text:bookmark text:name="MathJax-Span-2061"/><text:bookmark text:name="MathJax-Span-2051"/><text:span text:style-name="T3">{</text:span><text:bookmark text:name="MathJax-Span-2071"/><text:span text:style-name="T3">1</text:span><text:bookmark text:name="MathJax-Span-2081"/><text:span text:style-name="T3">,</text:span><text:bookmark text:name="MathJax-Span-2091"/><text:span text:style-name="T3">2</text:span><text:bookmark text:name="MathJax-Span-2101"/><text:span text:style-name="T3">,</text:span><text:bookmark text:name="MathJax-Span-2111"/><text:span text:style-name="T3">3</text:span><text:bookmark text:name="MathJax-Span-2121"/><text:span text:style-name="T3">,</text:span><text:bookmark text:name="MathJax-Span-2131"/><text:span text:style-name="T3">4</text:span><text:bookmark text:name="MathJax-Span-2141"/><text:span text:style-name="T3">}</text:span> et <text:bookmark text:name="MathJax-Span-2171"/><text:bookmark text:name="MathJax-Span-2161"/><text:bookmark text:name="MathJax-Span-2151"/><text:bookmark text:name="MathJax-Element-31-Frame1"/><text:span text:style-name="T3">Γ</text:span><text:bookmark text:name="MathJax-Span-2181"/><text:span text:style-name="T3">=</text:span><text:bookmark text:name="MathJax-Span-2201"/><text:bookmark text:name="MathJax-Span-2191"/><text:span text:style-name="T3">{</text:span><text:bookmark text:name="MathJax-Span-2211"/><text:span text:style-name="T3">(</text:span><text:bookmark text:name="MathJax-Span-2221"/><text:span text:style-name="T3">1</text:span><text:bookmark text:name="MathJax-Span-2231"/><text:span text:style-name="T3">;</text:span><text:bookmark text:name="MathJax-Span-2241"/><text:span text:style-name="T3">1</text:span><text:bookmark text:name="MathJax-Span-2251"/><text:span text:style-name="T3">)</text:span><text:bookmark text:name="MathJax-Span-2261"/><text:span text:style-name="T3">;</text:span><text:bookmark text:name="MathJax-Span-2271"/><text:span text:style-name="T3">(</text:span><text:bookmark text:name="MathJax-Span-2281"/><text:span text:style-name="T3">1</text:span><text:bookmark text:name="MathJax-Span-2291"/><text:span text:style-name="T3">;</text:span><text:bookmark text:name="MathJax-Span-2301"/><text:span text:style-name="T3">2</text:span><text:bookmark text:name="MathJax-Span-2311"/><text:span text:style-name="T3">)</text:span><text:bookmark text:name="MathJax-Span-2321"/><text:span text:style-name="T3">;</text:span><text:bookmark text:name="MathJax-Span-2331"/><text:span text:style-name="T3">(</text:span><text:bookmark text:name="MathJax-Span-2341"/><text:span text:style-name="T3">2</text:span><text:bookmark text:name="MathJax-Span-2351"/><text:span text:style-name="T3">;</text:span><text:bookmark text:name="MathJax-Span-2361"/><text:span text:style-name="T3">1</text:span><text:bookmark text:name="MathJax-Span-2371"/><text:span text:style-name="T3">)</text:span><text:bookmark text:name="MathJax-Span-2381"/><text:span text:style-name="T3">;</text:span><text:bookmark text:name="MathJax-Span-2391"/><text:span text:style-name="T3">(</text:span><text:bookmark text:name="MathJax-Span-2401"/><text:span text:style-name="T3">2</text:span><text:bookmark text:name="MathJax-Span-2411"/><text:span text:style-name="T3">;</text:span><text:bookmark text:name="MathJax-Span-2421"/><text:span text:style-name="T3">2</text:span><text:bookmark text:name="MathJax-Span-2431"/><text:span text:style-name="T3">)</text:span><text:bookmark text:name="MathJax-Span-2441"/><text:span text:style-name="T3">;</text:span><text:bookmark text:name="MathJax-Span-2451"/><text:span text:style-name="T3">(</text:span><text:bookmark text:name="MathJax-Span-2461"/><text:span text:style-name="T3">3</text:span><text:bookmark text:name="MathJax-Span-2471"/><text:span text:style-name="T3">;</text:span><text:bookmark text:name="MathJax-Span-2481"/><text:span text:style-name="T3">3</text:span><text:bookmark text:name="MathJax-Span-2491"/><text:span text:style-name="T3">)</text:span><text:bookmark text:name="MathJax-Span-2501"/><text:span text:style-name="T3">;</text:span><text:bookmark text:name="MathJax-Span-2511"/><text:span text:style-name="T3">(</text:span><text:bookmark text:name="MathJax-Span-2521"/><text:span text:style-name="T3">3</text:span><text:bookmark text:name="MathJax-Span-2531"/><text:span text:style-name="T3">;</text:span><text:bookmark text:name="MathJax-Span-2541"/><text:span text:style-name="T3">4</text:span><text:bookmark text:name="MathJax-Span-2551"/><text:span text:style-name="T3">)</text:span><text:bookmark text:name="MathJax-Span-2561"/><text:span text:style-name="T3">;</text:span><text:bookmark text:name="MathJax-Span-2571"/><text:span text:style-name="T3">(</text:span><text:bookmark text:name="MathJax-Span-2581"/><text:span text:style-name="T3">4</text:span><text:bookmark text:name="MathJax-Span-2591"/><text:span text:style-name="T3">;</text:span><text:bookmark text:name="MathJax-Span-2601"/><text:span text:style-name="T3">3</text:span><text:bookmark text:name="MathJax-Span-2611"/><text:span text:style-name="T3">)</text:span><text:bookmark text:name="MathJax-Span-2621"/><text:span text:style-name="T3">;</text:span><text:bookmark text:name="MathJax-Span-2631"/><text:span text:style-name="T3">(</text:span><text:bookmark text:name="MathJax-Span-2641"/><text:span text:style-name="T3">4</text:span><text:bookmark text:name="MathJax-Span-2651"/><text:span text:style-name="T3">;</text:span><text:bookmark text:name="MathJax-Span-2661"/><text:span text:style-name="T3">4</text:span><text:bookmark text:name="MathJax-Span-2671"/><text:span text:style-name="T3">)</text:span><text:bookmark text:name="MathJax-Span-2681"/><text:span text:style-name="T3">}</text:span>.</text:p>
      <text:list xml:id="list111404543380369" text:continue-list="list1144172343" text:style-name="L4">
        <text:list-item>
          <text:p text:style-name="P14">Représenter la relation avec :</text:p>
          <text:list>
            <text:list-item>
              <text:p text:style-name="P14">son diagramme sagittal, </text:p>
            </text:list-item>
            <text:list-item>
              <text:p text:style-name="P14">sa matrice, </text:p>
            </text:list-item>
            <text:list-item>
              <text:p text:style-name="P14">son tableau. </text:p>
            </text:list-item>
          </text:list>
        </text:list-item>
        <text:list-item>
          <text:p text:style-name="P14"><text:bookmark text:name="MathJax-Span-2731"/><text:bookmark text:name="MathJax-Element-32-Frame1"/><text:bookmark text:name="MathJax-Span-2691"/><text:bookmark text:name="MathJax-Span-2701"/><text:bookmark text:name="MathJax-Span-2711"/><text:bookmark text:name="MathJax-Span-2721"/><text:span text:style-name="T7">R</text:span> est-elle une relation d’équivalence ? d’ordre ? </text:p>
        </text:list-item>
        <text:list-item>
          <text:p text:style-name="P14">Si c’est une relation d’ordre, est-ce un ordre total ? partiel ? </text:p>
        </text:list-item>
        <text:list-item>
          <text:p text:style-name="P15">Peut-on ajouter une flèche pour rendre la relation non transitive ? </text:p>
        </text:list-item>
      </text:list>
      <text:h text:style-name="P1" text:outline-level="1"><text:bookmark text:name="autres-relations1"/><text:a xlink:type="simple" xlink:href="file:///E:/data/txt/output/BTS-SIO2-U21-11_Theorie_des_ensembles_exercices.html#autres-relations" text:style-name="Internet_20_link" text:visited-style-name="Visited_20_Internet_20_Link"><text:span text:style-name="T11">3.</text:span></text:a><text:span text:style-name="T11"> Autres relations</text:span></text:h>
      <text:p text:style-name="P28">Pour chaque relation <text:bookmark text:name="MathJax-Span-2781"/><text:bookmark text:name="MathJax-Span-2771"/><text:bookmark text:name="MathJax-Span-2761"/><text:bookmark text:name="MathJax-Span-2751"/><text:bookmark text:name="MathJax-Span-2741"/><text:bookmark text:name="MathJax-Element-33-Frame1"/><text:span text:style-name="T7">R</text:span> :</text:p>
      <text:list xml:id="list974251940" text:style-name="L8">
        <text:list-item>
          <text:p text:style-name="P22"><text:bookmark text:name="MathJax-Span-2831"/><text:bookmark text:name="MathJax-Element-34-Frame1"/><text:bookmark text:name="MathJax-Span-2791"/><text:bookmark text:name="MathJax-Span-2801"/><text:bookmark text:name="MathJax-Span-2811"/><text:bookmark text:name="MathJax-Span-2821"/><text:span text:style-name="T7">R</text:span> est-elle une relation d’équivalence ? d’ordre ? </text:p>
        </text:list-item>
        <text:list-item>
          <text:p text:style-name="P23">Si c’est une relation d’ordre, est-ce un ordre total ? partiel ? </text:p>
        </text:list-item>
      </text:list>
      <text:h text:style-name="P2" text:outline-level="2"><text:bookmark text:name="sans-couples1"/><text:a xlink:type="simple" xlink:href="file:///E:/data/txt/output/BTS-SIO2-U21-11_Theorie_des_ensembles_exercices.html#sans-couples" text:style-name="Internet_20_link" text:visited-style-name="Visited_20_Internet_20_Link"><text:span text:style-name="T11">3.1.</text:span></text:a><text:span text:style-name="T11"> Sans couples</text:span></text:h>
      <text:list xml:id="list21634965" text:style-name="L9">
        <text:list-item>
          <text:p text:style-name="P24"><text:bookmark text:name="MathJax-Span-2861"/><text:bookmark text:name="MathJax-Element-35-Frame1"/><text:bookmark text:name="MathJax-Span-2841"/><text:bookmark text:name="MathJax-Span-2851"/><text:span text:style-name="T1">E</text:span><text:bookmark text:name="MathJax-Span-2871"/><text:span text:style-name="T3">=</text:span><text:bookmark text:name="MathJax-Span-2901"/><text:bookmark text:name="MathJax-Span-2891"/><text:bookmark text:name="MathJax-Span-2881"/><text:span text:style-name="T8">Z</text:span> Soit <text:bookmark text:name="MathJax-Span-2931"/><text:bookmark text:name="MathJax-Span-2921"/><text:bookmark text:name="MathJax-Span-2911"/><text:bookmark text:name="MathJax-Element-36-Frame1"/><text:span text:style-name="T1">n</text:span> un entier naturel non nul. <text:bookmark text:name="MathJax-Span-2961"/><text:bookmark text:name="MathJax-Span-2951"/><text:bookmark text:name="MathJax-Span-2941"/><text:bookmark text:name="MathJax-Element-37-Frame1"/><text:span text:style-name="T1">a</text:span><text:bookmark text:name="MathJax-Span-2991"/><text:bookmark text:name="MathJax-Span-2981"/><text:bookmark text:name="MathJax-Span-2971"/><text:span text:style-name="T7">R</text:span><text:bookmark text:name="MathJax-Span-3001"/><text:span text:style-name="T1">b</text:span><text:bookmark text:name="MathJax-Span-3011"/>⇔<text:bookmark text:name="MathJax-Span-3021"/><text:span text:style-name="T1">a</text:span><text:bookmark text:name="MathJax-Span-3031"/>≡<text:bookmark text:name="MathJax-Span-3041"/><text:span text:style-name="T1">b</text:span><text:bookmark text:name="MathJax-Span-3061"/><text:bookmark text:name="MathJax-Span-3051"/><text:span text:style-name="T3">[</text:span><text:bookmark text:name="MathJax-Span-3071"/><text:span text:style-name="T1">n</text:span><text:bookmark text:name="MathJax-Span-3081"/><text:span text:style-name="T3">]</text:span> </text:p>
        </text:list-item>
        <text:list-item>
          <text:p text:style-name="P24"><text:bookmark text:name="MathJax-Span-3111"/><text:bookmark text:name="MathJax-Element-38-Frame1"/><text:bookmark text:name="MathJax-Span-3091"/><text:bookmark text:name="MathJax-Span-3101"/><text:span text:style-name="T1">E</text:span><text:bookmark text:name="MathJax-Span-3121"/><text:span text:style-name="T3">=</text:span><text:bookmark text:name="MathJax-Span-3161"/><text:bookmark text:name="MathJax-Span-3151"/><text:bookmark text:name="MathJax-Span-3141"/><text:bookmark text:name="MathJax-Span-3131"/><text:span text:style-name="T8">N</text:span><text:bookmark text:name="MathJax-Span-3171"/>∗ <text:bookmark text:name="MathJax-Span-3201"/><text:bookmark text:name="MathJax-Span-3191"/><text:bookmark text:name="MathJax-Span-3181"/><text:bookmark text:name="MathJax-Element-39-Frame1"/><text:span text:style-name="T1">m</text:span><text:bookmark text:name="MathJax-Span-3231"/><text:bookmark text:name="MathJax-Span-3221"/><text:bookmark text:name="MathJax-Span-3211"/><text:span text:style-name="T7">R</text:span><text:bookmark text:name="MathJax-Span-3241"/><text:span text:style-name="T1">n</text:span><text:bookmark text:name="MathJax-Span-3251"/>⇔<text:bookmark text:name="MathJax-Span-3261"/><text:span text:style-name="T1">n</text:span><text:bookmark text:name="MathJax-Span-3271"/> <text:bookmark text:name="MathJax-Span-3281"/><text:span text:style-name="T3">est un multiple de</text:span><text:bookmark text:name="MathJax-Span-3291"/> <text:bookmark text:name="MathJax-Span-3301"/><text:span text:style-name="T1">m</text:span><text:line-break/>Bonus : l’ensemble <text:bookmark text:name="MathJax-Span-3341"/><text:bookmark text:name="MathJax-Span-3331"/><text:bookmark text:name="MathJax-Span-3321"/><text:bookmark text:name="MathJax-Span-3311"/><text:bookmark text:name="MathJax-Element-40-Frame1"/><text:span text:style-name="T3">{</text:span><text:bookmark text:name="MathJax-Span-3351"/><text:span text:style-name="T3">4</text:span><text:bookmark text:name="MathJax-Span-3361"/><text:span text:style-name="T3">,</text:span><text:bookmark text:name="MathJax-Span-3371"/><text:span text:style-name="T3">5</text:span><text:bookmark text:name="MathJax-Span-3381"/><text:span text:style-name="T3">,</text:span><text:bookmark text:name="MathJax-Span-3391"/><text:span text:style-name="T3">6</text:span><text:bookmark text:name="MathJax-Span-3401"/><text:span text:style-name="T3">,</text:span><text:bookmark text:name="MathJax-Span-3411"/><text:span text:style-name="T3">7</text:span><text:bookmark text:name="MathJax-Span-3421"/><text:span text:style-name="T3">,</text:span><text:bookmark text:name="MathJax-Span-3431"/><text:span text:style-name="T3">8</text:span><text:bookmark text:name="MathJax-Span-3441"/><text:span text:style-name="T3">,</text:span><text:bookmark text:name="MathJax-Span-3451"/><text:span text:style-name="T3">9</text:span><text:bookmark text:name="MathJax-Span-3461"/><text:span text:style-name="T3">,</text:span><text:bookmark text:name="MathJax-Span-3471"/><text:span text:style-name="T3">10</text:span><text:bookmark text:name="MathJax-Span-3481"/><text:span text:style-name="T3">}</text:span> possède-t-il un plus petit élément au sens de <text:bookmark text:name="MathJax-Span-3531"/><text:bookmark text:name="MathJax-Span-3521"/><text:bookmark text:name="MathJax-Span-3511"/><text:bookmark text:name="MathJax-Span-3501"/><text:bookmark text:name="MathJax-Span-3491"/><text:bookmark text:name="MathJax-Element-41-Frame1"/><text:span text:style-name="T7">R</text:span> ? </text:p>
        </text:list-item>
        <text:list-item>
          <text:p text:style-name="P24"><text:bookmark text:name="MathJax-Span-3561"/><text:bookmark text:name="MathJax-Element-42-Frame1"/><text:bookmark text:name="MathJax-Span-3541"/><text:bookmark text:name="MathJax-Span-3551"/><text:span text:style-name="T1">E</text:span><text:bookmark text:name="MathJax-Span-3571"/><text:span text:style-name="T3">=</text:span><text:bookmark text:name="MathJax-Span-3601"/><text:bookmark text:name="MathJax-Span-3591"/><text:bookmark text:name="MathJax-Span-3581"/><text:span text:style-name="T8">R</text:span> <text:bookmark text:name="MathJax-Span-3631"/><text:bookmark text:name="MathJax-Span-3621"/><text:bookmark text:name="MathJax-Span-3611"/><text:bookmark text:name="MathJax-Element-43-Frame1"/><text:span text:style-name="T1">x</text:span><text:bookmark text:name="MathJax-Span-3661"/><text:bookmark text:name="MathJax-Span-3651"/><text:bookmark text:name="MathJax-Span-3641"/><text:span text:style-name="T7">R</text:span><text:bookmark text:name="MathJax-Span-3671"/><text:span text:style-name="T1">y</text:span><text:bookmark text:name="MathJax-Span-3681"/>⇔<text:bookmark text:name="MathJax-Span-3701"/><text:bookmark text:name="MathJax-Span-3691"/><text:span text:style-name="T1">x</text:span><text:bookmark text:name="MathJax-Span-3711"/><text:span text:style-name="T3">2</text:span><text:bookmark text:name="MathJax-Span-3721"/>−<text:bookmark text:name="MathJax-Span-3741"/><text:bookmark text:name="MathJax-Span-3731"/><text:span text:style-name="T1">y</text:span><text:bookmark text:name="MathJax-Span-3751"/><text:span text:style-name="T3">2</text:span><text:bookmark text:name="MathJax-Span-3761"/><text:span text:style-name="T3">=</text:span><text:bookmark text:name="MathJax-Span-3771"/><text:span text:style-name="T1">x</text:span><text:bookmark text:name="MathJax-Span-3781"/>−<text:bookmark text:name="MathJax-Span-3791"/><text:span text:style-name="T1">y</text:span> </text:p>
        </text:list-item>
        <text:list-item>
          <text:p text:style-name="P25">Soit <text:bookmark text:name="MathJax-Span-3821"/><text:bookmark text:name="MathJax-Span-3811"/><text:bookmark text:name="MathJax-Span-3801"/><text:bookmark text:name="MathJax-Element-44-Frame1"/><text:span text:style-name="T1">F</text:span> un ensemble. On se fixe un ensemble <text:bookmark text:name="MathJax-Span-3851"/><text:bookmark text:name="MathJax-Span-3841"/><text:bookmark text:name="MathJax-Span-3831"/><text:bookmark text:name="MathJax-Element-45-Frame1"/><text:span text:style-name="T1">A</text:span> dans <text:bookmark text:name="MathJax-Span-3881"/><text:bookmark text:name="MathJax-Span-3871"/><text:bookmark text:name="MathJax-Span-3861"/><text:bookmark text:name="MathJax-Element-46-Frame1"/><text:span text:style-name="T1">F</text:span>. <text:bookmark text:name="MathJax-Span-3911"/><text:bookmark text:name="MathJax-Span-3901"/><text:bookmark text:name="MathJax-Span-3891"/><text:bookmark text:name="MathJax-Element-47-Frame1"/><text:span text:style-name="T1">E</text:span><text:bookmark text:name="MathJax-Span-3921"/><text:span text:style-name="T3">=</text:span><text:bookmark text:name="MathJax-Span-3951"/><text:bookmark text:name="MathJax-Span-3941"/><text:bookmark text:name="MathJax-Span-3931"/><text:span text:style-name="T7">P</text:span><text:bookmark text:name="MathJax-Span-3971"/><text:bookmark text:name="MathJax-Span-3961"/><text:span text:style-name="T3">(</text:span><text:bookmark text:name="MathJax-Span-3981"/><text:span text:style-name="T1">F</text:span><text:bookmark text:name="MathJax-Span-3991"/><text:span text:style-name="T3">)</text:span> c’est-à-dire les sous-ensembles de <text:bookmark text:name="MathJax-Span-4021"/><text:bookmark text:name="MathJax-Span-4011"/><text:bookmark text:name="MathJax-Span-4001"/><text:bookmark text:name="MathJax-Element-48-Frame1"/><text:span text:style-name="T1">F</text:span>. <text:bookmark text:name="MathJax-Span-4051"/><text:bookmark text:name="MathJax-Span-4041"/><text:bookmark text:name="MathJax-Span-4031"/><text:bookmark text:name="MathJax-Element-49-Frame1"/><text:span text:style-name="T1">X</text:span><text:bookmark text:name="MathJax-Span-4081"/><text:bookmark text:name="MathJax-Span-4071"/><text:bookmark text:name="MathJax-Span-4061"/><text:span text:style-name="T7">R</text:span><text:bookmark text:name="MathJax-Span-4091"/><text:span text:style-name="T1">Y</text:span><text:bookmark text:name="MathJax-Span-4101"/>⇔<text:bookmark text:name="MathJax-Span-4111"/><text:span text:style-name="T1">A</text:span><text:bookmark text:name="MathJax-Span-4121"/>∩<text:bookmark text:name="MathJax-Span-4131"/><text:span text:style-name="T1">X</text:span><text:bookmark text:name="MathJax-Span-4141"/><text:span text:style-name="T3">=</text:span><text:bookmark text:name="MathJax-Span-4151"/><text:span text:style-name="T1">A</text:span><text:bookmark text:name="MathJax-Span-4161"/>∩<text:bookmark text:name="MathJax-Span-4171"/><text:span text:style-name="T1">Y</text:span><text:line-break/>Pour y voir clair, on peut prendre un exemple comme :<text:line-break/><text:bookmark text:name="MathJax-Span-4201"/><text:bookmark text:name="MathJax-Span-4191"/><text:bookmark text:name="MathJax-Span-4181"/><text:bookmark text:name="MathJax-Element-50-Frame1"/><text:span text:style-name="T1">F</text:span><text:bookmark text:name="MathJax-Span-4211"/><text:span text:style-name="T3">=</text:span><text:bookmark text:name="MathJax-Span-4231"/><text:bookmark text:name="MathJax-Span-4221"/><text:span text:style-name="T3">{</text:span><text:bookmark text:name="MathJax-Span-4241"/><text:span text:style-name="T3">1</text:span><text:bookmark text:name="MathJax-Span-4251"/><text:span text:style-name="T3">,</text:span><text:bookmark text:name="MathJax-Span-4261"/><text:span text:style-name="T3">2</text:span><text:bookmark text:name="MathJax-Span-4271"/><text:span text:style-name="T3">,</text:span><text:bookmark text:name="MathJax-Span-4281"/><text:span text:style-name="T3">3</text:span><text:bookmark text:name="MathJax-Span-4291"/><text:span text:style-name="T3">,</text:span><text:bookmark text:name="MathJax-Span-4301"/><text:span text:style-name="T3">4</text:span><text:bookmark text:name="MathJax-Span-4311"/><text:span text:style-name="T3">}</text:span> et <text:bookmark text:name="MathJax-Span-4341"/><text:bookmark text:name="MathJax-Span-4331"/><text:bookmark text:name="MathJax-Span-4321"/><text:bookmark text:name="MathJax-Element-51-Frame1"/><text:span text:style-name="T1">A</text:span><text:bookmark text:name="MathJax-Span-4351"/><text:span text:style-name="T3">=</text:span><text:bookmark text:name="MathJax-Span-4371"/><text:bookmark text:name="MathJax-Span-4361"/><text:span text:style-name="T3">{</text:span><text:bookmark text:name="MathJax-Span-4381"/><text:span text:style-name="T3">1</text:span><text:bookmark text:name="MathJax-Span-4391"/><text:span text:style-name="T3">,</text:span><text:bookmark text:name="MathJax-Span-4401"/><text:span text:style-name="T3">2</text:span><text:bookmark text:name="MathJax-Span-4411"/><text:span text:style-name="T3">}</text:span>. </text:p>
        </text:list-item>
      </text:list>
      <text:h text:style-name="P2" text:outline-level="2"><text:bookmark text:name="les-elements-sont-des-couples1"/><text:a xlink:type="simple" xlink:href="file:///E:/data/txt/output/BTS-SIO2-U21-11_Theorie_des_ensembles_exercices.html#les-elements-sont-des-couples" text:style-name="Internet_20_link" text:visited-style-name="Visited_20_Internet_20_Link"><text:span text:style-name="T11">3.2.</text:span></text:a><text:span text:style-name="T11"> Les éléments sont des couples</text:span></text:h>
      <text:list xml:id="list3531690026" text:style-name="L10">
        <text:list-item>
          <text:p text:style-name="P26"><text:bookmark text:name="MathJax-Span-4441"/><text:bookmark text:name="MathJax-Element-52-Frame1"/><text:bookmark text:name="MathJax-Span-4421"/><text:bookmark text:name="MathJax-Span-4431"/><text:span text:style-name="T1">E</text:span><text:bookmark text:name="MathJax-Span-4451"/><text:span text:style-name="T3">=</text:span><text:bookmark text:name="MathJax-Span-4491"/><text:bookmark text:name="MathJax-Span-4481"/><text:bookmark text:name="MathJax-Span-4471"/><text:bookmark text:name="MathJax-Span-4461"/><text:span text:style-name="T8">R</text:span><text:span text:style-name="T4">²</text:span> <text:bookmark text:name="MathJax-Span-4531"/><text:bookmark text:name="MathJax-Span-4521"/><text:bookmark text:name="MathJax-Span-4511"/><text:bookmark text:name="MathJax-Element-53-Frame1"/><text:span text:style-name="T3">(</text:span><text:bookmark text:name="MathJax-Span-4541"/><text:span text:style-name="T1">a</text:span><text:bookmark text:name="MathJax-Span-4551"/><text:span text:style-name="T3">,</text:span><text:bookmark text:name="MathJax-Span-4561"/><text:span text:style-name="T1">b</text:span><text:bookmark text:name="MathJax-Span-4571"/><text:span text:style-name="T3">)</text:span><text:bookmark text:name="MathJax-Span-4601"/><text:bookmark text:name="MathJax-Span-4591"/><text:bookmark text:name="MathJax-Span-4581"/><text:span text:style-name="T7">R</text:span><text:bookmark text:name="MathJax-Span-4611"/><text:span text:style-name="T3">(</text:span><text:bookmark text:name="MathJax-Span-4621"/><text:span text:style-name="T1">c</text:span><text:bookmark text:name="MathJax-Span-4631"/><text:span text:style-name="T3">,</text:span><text:bookmark text:name="MathJax-Span-4641"/><text:span text:style-name="T1">d</text:span><text:bookmark text:name="MathJax-Span-4651"/><text:span text:style-name="T3">)</text:span><text:bookmark text:name="MathJax-Span-4661"/>⇔<text:bookmark text:name="MathJax-Span-4681"/><text:bookmark text:name="MathJax-Span-4671"/><text:span text:style-name="T1">a</text:span><text:bookmark text:name="MathJax-Span-4701"/><text:span text:style-name="T2">²</text:span><text:span text:style-name="T3">+</text:span><text:bookmark text:name="MathJax-Span-4721"/><text:bookmark text:name="MathJax-Span-4711"/><text:span text:style-name="T1">b</text:span><text:bookmark text:name="MathJax-Span-4741"/><text:span text:style-name="T2">²</text:span><text:span text:style-name="T3">=</text:span><text:bookmark text:name="MathJax-Span-4761"/><text:bookmark text:name="MathJax-Span-4751"/><text:span text:style-name="T1">c</text:span><text:bookmark text:name="MathJax-Span-4781"/><text:span text:style-name="T2">²</text:span><text:span text:style-name="T3">+</text:span><text:bookmark text:name="MathJax-Span-4801"/><text:bookmark text:name="MathJax-Span-4791"/><text:span text:style-name="T1">d</text:span><text:span text:style-name="T5">²</text:span></text:p>
        </text:list-item>
        <text:list-item>
          <text:p text:style-name="P26"><text:bookmark text:name="MathJax-Span-4841"/><text:bookmark text:name="MathJax-Element-54-Frame1"/><text:bookmark text:name="MathJax-Span-4821"/><text:bookmark text:name="MathJax-Span-4831"/><text:span text:style-name="T1">E</text:span><text:bookmark text:name="MathJax-Span-4851"/><text:span text:style-name="T3">=</text:span><text:bookmark text:name="MathJax-Span-4891"/><text:bookmark text:name="MathJax-Span-4881"/><text:bookmark text:name="MathJax-Span-4871"/><text:bookmark text:name="MathJax-Span-4861"/><text:span text:style-name="T8">R</text:span><text:span text:style-name="T4">²</text:span> <text:bookmark text:name="MathJax-Span-4931"/><text:bookmark text:name="MathJax-Span-4921"/><text:bookmark text:name="MathJax-Span-4911"/><text:bookmark text:name="MathJax-Element-55-Frame1"/><text:span text:style-name="T3">(</text:span><text:bookmark text:name="MathJax-Span-4941"/><text:span text:style-name="T1">x</text:span><text:bookmark text:name="MathJax-Span-4951"/><text:span text:style-name="T3">,</text:span><text:bookmark text:name="MathJax-Span-4961"/><text:span text:style-name="T1">y</text:span><text:bookmark text:name="MathJax-Span-4971"/><text:span text:style-name="T3">)</text:span><text:bookmark text:name="MathJax-Span-5001"/><text:bookmark text:name="MathJax-Span-4991"/><text:bookmark text:name="MathJax-Span-4981"/><text:span text:style-name="T7">R</text:span><text:bookmark text:name="MathJax-Span-5011"/><text:span text:style-name="T3">(</text:span><text:bookmark text:name="MathJax-Span-5031"/><text:bookmark text:name="MathJax-Span-5021"/><text:span text:style-name="T1">x</text:span><text:bookmark text:name="MathJax-Span-5041"/>′<text:bookmark text:name="MathJax-Span-5051"/><text:span text:style-name="T3">,</text:span><text:bookmark text:name="MathJax-Span-5071"/><text:bookmark text:name="MathJax-Span-5061"/><text:span text:style-name="T1">y</text:span><text:bookmark text:name="MathJax-Span-5081"/>′<text:bookmark text:name="MathJax-Span-5091"/><text:span text:style-name="T3">)</text:span><text:bookmark text:name="MathJax-Span-5101"/>⇔<text:bookmark text:name="MathJax-Span-5111"/><text:span text:style-name="T1">x</text:span><text:bookmark text:name="MathJax-Span-5121"/>≤<text:bookmark text:name="MathJax-Span-5141"/><text:bookmark text:name="MathJax-Span-5131"/><text:span text:style-name="T1">x</text:span><text:bookmark text:name="MathJax-Span-5151"/>′<text:bookmark text:name="MathJax-Span-5161"/>∧<text:bookmark text:name="MathJax-Span-5171"/><text:span text:style-name="T1">y</text:span><text:bookmark text:name="MathJax-Span-5181"/>≤<text:bookmark text:name="MathJax-Span-5201"/><text:bookmark text:name="MathJax-Span-5191"/><text:span text:style-name="T1">y</text:span><text:bookmark text:name="MathJax-Span-5211"/>′ </text:p>
        </text:list-item>
        <text:list-item>
          <text:p text:style-name="P27"><text:bookmark text:name="MathJax-Span-5241"/><text:bookmark text:name="MathJax-Element-56-Frame1"/><text:bookmark text:name="MathJax-Span-5221"/><text:bookmark text:name="MathJax-Span-5231"/><text:span text:style-name="T1">E</text:span><text:bookmark text:name="MathJax-Span-5251"/><text:span text:style-name="T3">=</text:span><text:bookmark text:name="MathJax-Span-5291"/><text:bookmark text:name="MathJax-Span-5281"/><text:bookmark text:name="MathJax-Span-5271"/><text:bookmark text:name="MathJax-Span-5261"/><text:span text:style-name="T8">R</text:span><text:span text:style-name="T4">²</text:span> <text:bookmark text:name="MathJax-Span-5331"/><text:bookmark text:name="MathJax-Span-5321"/><text:bookmark text:name="MathJax-Span-5311"/><text:bookmark text:name="MathJax-Element-57-Frame1"/><text:span text:style-name="T3">(</text:span><text:bookmark text:name="MathJax-Span-5341"/><text:span text:style-name="T1">x</text:span><text:bookmark text:name="MathJax-Span-5351"/><text:span text:style-name="T3">,</text:span><text:bookmark text:name="MathJax-Span-5361"/><text:span text:style-name="T1">y</text:span><text:bookmark text:name="MathJax-Span-5371"/><text:span text:style-name="T3">)</text:span><text:bookmark text:name="MathJax-Span-5401"/><text:bookmark text:name="MathJax-Span-5391"/><text:bookmark text:name="MathJax-Span-5381"/><text:span text:style-name="T7">R</text:span><text:bookmark text:name="MathJax-Span-5411"/><text:span text:style-name="T3">(</text:span><text:bookmark text:name="MathJax-Span-5431"/><text:bookmark text:name="MathJax-Span-5421"/><text:span text:style-name="T1">x</text:span><text:bookmark text:name="MathJax-Span-5441"/>′<text:bookmark text:name="MathJax-Span-5451"/><text:span text:style-name="T3">,</text:span><text:bookmark text:name="MathJax-Span-5471"/><text:bookmark text:name="MathJax-Span-5461"/><text:span text:style-name="T1">y</text:span><text:bookmark text:name="MathJax-Span-5481"/>′<text:bookmark text:name="MathJax-Span-5491"/><text:span text:style-name="T3">)</text:span><text:bookmark text:name="MathJax-Span-5501"/>⇔<text:bookmark text:name="MathJax-Span-5511"/><text:span text:style-name="T1">x</text:span><text:bookmark text:name="MathJax-Span-5521"/><text:span text:style-name="T3">&lt;</text:span><text:bookmark text:name="MathJax-Span-5541"/><text:bookmark text:name="MathJax-Span-5531"/><text:span text:style-name="T1">x</text:span><text:bookmark text:name="MathJax-Span-5551"/>′<text:bookmark text:name="MathJax-Span-5561"/>∨<text:bookmark text:name="MathJax-Span-5571"/><text:span text:style-name="T1">y</text:span><text:bookmark text:name="MathJax-Span-5581"/>≤<text:bookmark text:name="MathJax-Span-5601"/><text:bookmark text:name="MathJax-Span-5591"/><text:span text:style-name="T1">y</text:span><text:bookmark text:name="MathJax-Span-5611"/>′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hJax AMS" svg:font-family="'MathJax AMS'"/>
    <style:font-face style:name="MathJax Caligraphic" svg:font-family="'MathJax Caligraphic'"/>
    <style:font-face style:name="MathJax Main" svg:font-family="'MathJax Main'"/>
    <style:font-face style:name="MathJax Math" svg:font-family="'MathJax Math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IXGeneral" svg:font-family="STIXGeneral, 'Arial Unicode MS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11:09:47.210000000</meta:creation-date>
    <meta:print-date>2022-11-17T11:13:19.317000000</meta:print-date>
    <dc:date>2022-11-17T11:14:03.360000000</dc:date>
    <meta:editing-duration>PT4M17S</meta:editing-duration>
    <meta:editing-cycles>1</meta:editing-cycles>
    <meta:document-statistic meta:table-count="0" meta:image-count="0" meta:object-count="0" meta:page-count="1" meta:paragraph-count="46" meta:word-count="400" meta:character-count="2246" meta:non-whitespace-character-count="1918"/>
    <meta:generator>LibreOffice/7.3.5.2$Windows_X86_64 LibreOffice_project/184fe81b8c8c30d8b5082578aee2fed2ea847c01</meta:generator>
  </office:meta>
</office:document-meta>
</file>